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8.498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background-color="#b2b2b2" fo:padding="0.097cm" fo:border="0.002cm solid #000000">
        <style:background-image/>
      </style:table-cell-properties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498cm" style:rel-column-width="32767*"/>
    </style:style>
    <style:style style:name="Table2.B" style:family="table-column">
      <style:table-column-properties style:column-width="8.5cm" style:rel-column-width="32768*"/>
    </style:style>
    <style:style style:name="Table2.A1" style:family="table-cell">
      <style:table-cell-properties fo:background-color="#999999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background-color="#999999" fo:padding="0.097cm" fo:border="0.002cm solid #000000">
        <style:background-image/>
      </style:table-cell-properties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7*"/>
    </style:style>
    <style:style style:name="Table3.B" style:family="table-column">
      <style:table-column-properties style:column-width="8.5cm" style:rel-column-width="32768*"/>
    </style:style>
    <style:style style:name="Table3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background-color="#b2b2b2" fo:padding="0.097cm" fo:border="0.002cm solid #000000">
        <style:background-image/>
      </style:table-cell-properties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6.999cm" table:align="margins"/>
    </style:style>
    <style:style style:name="Table4.A" style:family="table-column">
      <style:table-column-properties style:column-width="4.249cm" style:rel-column-width="16383*"/>
    </style:style>
    <style:style style:name="Table4.B" style:family="table-column">
      <style:table-column-properties style:column-width="4.249cm" style:rel-column-width="16384*"/>
    </style:style>
    <style:style style:name="Table4.C" style:family="table-column">
      <style:table-column-properties style:column-width="8.5cm" style:rel-column-width="32768*"/>
    </style:style>
    <style:style style:name="Table4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C1" style:family="table-cell">
      <style:table-cell-properties fo:background-color="#b2b2b2" fo:padding="0.097cm" fo:border="0.002cm solid #000000">
        <style:background-image/>
      </style:table-cell-properties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6.988cm" fo:margin-left="0.011cm" fo:margin-right="0cm" table:align="margins"/>
    </style:style>
    <style:style style:name="Table5.A" style:family="table-column">
      <style:table-column-properties style:column-width="4.63cm" style:rel-column-width="2625*"/>
    </style:style>
    <style:style style:name="Table5.B" style:family="table-column">
      <style:table-column-properties style:column-width="3.863cm" style:rel-column-width="2190*"/>
    </style:style>
    <style:style style:name="Table5.C" style:family="table-column">
      <style:table-column-properties style:column-width="8.495cm" style:rel-column-width="4816*"/>
    </style:style>
    <style:style style:name="Table5.A1" style:family="table-cell">
      <style:table-cell-properties fo:background-color="#b2b2b2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C1" style:family="table-cell">
      <style:table-cell-properties fo:background-color="#b2b2b2" fo:padding="0.097cm" fo:border="0.002cm solid #000000">
        <style:background-image/>
      </style:table-cell-properties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6.999cm" table:align="margins"/>
    </style:style>
    <style:style style:name="Table6.A" style:family="table-column">
      <style:table-column-properties style:column-width="4.022cm" style:rel-column-width="2280*"/>
    </style:style>
    <style:style style:name="Table6.B" style:family="table-column">
      <style:table-column-properties style:column-width="5.503cm" style:rel-column-width="3120*"/>
    </style:style>
    <style:style style:name="Table6.C" style:family="table-column">
      <style:table-column-properties style:column-width="7.474cm" style:rel-column-width="4237*"/>
    </style:style>
    <style:style style:name="Table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C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</style:style>
    <style:style style:name="T1" style:family="text">
      <style:text-properties fo:color="#ff3333"/>
    </style:style>
    <style:style style:name="T2" style:family="text">
      <style:text-properties style:text-position="super 58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2">PIC16F84A(Lesson02)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">operands</text:p>
          </table:table-cell>
          <table:table-cell table:style-name="Table1.B1" office:value-type="string">
            <text:p text:style-name="P4">description</text:p>
          </table:table-cell>
        </table:table-row>
        <table:table-row>
          <table:table-cell table:style-name="Table1.A2" office:value-type="string">
            <text:p text:style-name="P3">org 0</text:p>
          </table:table-cell>
          <table:table-cell table:style-name="Table1.B2" office:value-type="string">
            <text:p text:style-name="P3">Start program</text:p>
          </table:table-cell>
        </table:table-row>
        <table:table-row>
          <table:table-cell table:style-name="Table1.A2" office:value-type="string">
            <text:p text:style-name="P3">end</text:p>
          </table:table-cell>
          <table:table-cell table:style-name="Table1.B2" office:value-type="string">
            <text:p text:style-name="P3">End program</text:p>
          </table:table-cell>
        </table:table-row>
        <table:table-row>
          <table:table-cell table:style-name="Table1.A2" office:value-type="string">
            <text:p text:style-name="P3">LIST p=16F84A</text:p>
          </table:table-cell>
          <table:table-cell table:style-name="Table1.B2" office:value-type="string">
            <text:p text:style-name="P3">Directive to define processor</text:p>
          </table:table-cell>
        </table:table-row>
        <table:table-row>
          <table:table-cell table:style-name="Table1.A2" office:value-type="string">
            <text:p text:style-name="P3">__CONFIG 03FF1H</text:p>
          </table:table-cell>
          <table:table-cell table:style-name="Table1.B2" office:value-type="string">
            <text:p text:style-name="P3">?</text:p>
          </table:table-cell>
        </table:table-row>
        <table:table-row>
          <table:table-cell table:style-name="Table1.A2" office:value-type="string">
            <text:p text:style-name="P3">STATUS equ 03h</text:p>
          </table:table-cell>
          <table:table-cell table:style-name="Table1.B2" office:value-type="string">
            <text:p text:style-name="P3">Set-up STATUS register</text:p>
          </table:table-cell>
        </table:table-row>
        <table:table-row>
          <table:table-cell table:style-name="Table1.A2" office:value-type="string">
            <text:p text:style-name="P3">PORTB equ 06h</text:p>
          </table:table-cell>
          <table:table-cell table:style-name="Table1.B2" office:value-type="string">
            <text:p text:style-name="P3">Set-up PORTB register</text:p>
          </table:table-cell>
        </table:table-row>
        <table:table-row>
          <table:table-cell table:style-name="Table1.A2" office:value-type="string">
            <text:p text:style-name="P3">TRISB equ 06h</text:p>
          </table:table-cell>
          <table:table-cell table:style-name="Table1.B2" office:value-type="string">
            <text:p text:style-name="P3">Set-up TRISB register</text:p>
          </table:table-cell>
        </table:table-row>
        <table:table-row>
          <table:table-cell table:style-name="Table1.A2" office:value-type="string">
            <text:p text:style-name="P3">bsf f,d</text:p>
          </table:table-cell>
          <table:table-cell table:style-name="Table1.B2" office:value-type="string">
            <text:p text:style-name="P3">Bit set f</text:p>
          </table:table-cell>
        </table:table-row>
        <table:table-row>
          <table:table-cell table:style-name="Table1.A2" office:value-type="string">
            <text:p text:style-name="P3">bcf f,d</text:p>
          </table:table-cell>
          <table:table-cell table:style-name="Table1.B2" office:value-type="string">
            <text:p text:style-name="P3">Bit clear f</text:p>
          </table:table-cell>
        </table:table-row>
        <table:table-row>
          <table:table-cell table:style-name="Table1.A2" office:value-type="string">
            <text:p text:style-name="P3">goto LABEL</text:p>
          </table:table-cell>
          <table:table-cell table:style-name="Table1.B2" office:value-type="string">
            <text:p text:style-name="P3">Go to LABEL</text:p>
          </table:table-cell>
        </table:table-row>
      </table:table>
      <text:p text:style-name="P2"/>
      <text:p text:style-name="P2">PIC16F84A(Lesson07)</text:p>
      <text:p text:style-name="P2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4">operands</text:p>
          </table:table-cell>
          <table:table-cell table:style-name="Table2.B1" office:value-type="string">
            <text:p text:style-name="P4">description</text:p>
          </table:table-cell>
        </table:table-row>
        <table:table-row>
          <table:table-cell table:style-name="Table2.A2" office:value-type="string">
            <text:p text:style-name="P3">CLRF f</text:p>
          </table:table-cell>
          <table:table-cell table:style-name="Table2.B2" office:value-type="string">
            <text:p text:style-name="P3">Clear f</text:p>
          </table:table-cell>
        </table:table-row>
        <table:table-row>
          <table:table-cell table:style-name="Table2.A2" office:value-type="string">
            <text:p text:style-name="P3">Nop</text:p>
          </table:table-cell>
          <table:table-cell table:style-name="Table2.B2" office:value-type="string">
            <text:p text:style-name="P3">No operation</text:p>
          </table:table-cell>
        </table:table-row>
        <table:table-row>
          <table:table-cell table:style-name="Table2.A2" office:value-type="string">
            <text:p text:style-name="P3">movlw k</text:p>
            <text:p text:style-name="P3">movwf <text:s/>f</text:p>
          </table:table-cell>
          <table:table-cell table:style-name="Table2.B2" office:value-type="string">
            <text:p text:style-name="P3">Move letaral to W</text:p>
            <text:p text:style-name="P3">Move W to f</text:p>
          </table:table-cell>
        </table:table-row>
      </table:table>
      <text:p text:style-name="P2"/>
      <text:p text:style-name="P2">PIC16F84A(Lesson09)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4">operands</text:p>
          </table:table-cell>
          <table:table-cell table:style-name="Table3.B1" office:value-type="string">
            <text:p text:style-name="P4">description</text:p>
          </table:table-cell>
        </table:table-row>
        <table:table-row>
          <table:table-cell table:style-name="Table3.A2" office:value-type="string">
            <text:p text:style-name="P3">decfsz f,0</text:p>
          </table:table-cell>
          <table:table-cell table:style-name="Table3.B2" office:value-type="string">
            <text:p text:style-name="P3">Decrement f and write to W(accumulator),</text:p>
            <text:p text:style-name="P3">f is not changed.</text:p>
            <text:p text:style-name="P3">If result is 0 than skip next line of code</text:p>
          </table:table-cell>
        </table:table-row>
        <table:table-row>
          <table:table-cell table:style-name="Table3.A2" office:value-type="string">
            <text:p text:style-name="P3">decfsz f,1</text:p>
          </table:table-cell>
          <table:table-cell table:style-name="Table3.B2" office:value-type="string">
            <text:p text:style-name="P3">Decrement f and write to f</text:p>
            <text:p text:style-name="P3">w(accumulator) is not changed.</text:p>
            <text:p text:style-name="P3">If result is 0 than skip next line of code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>PIC16F84A(Lesson17)</text:p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table:number-columns-spanned="2" office:value-type="string">
            <text:p text:style-name="P4">operands</text:p>
          </table:table-cell>
          <table:covered-table-cell/>
          <table:table-cell table:style-name="Table4.C1" office:value-type="string">
            <text:p text:style-name="P4">description</text:p>
          </table:table-cell>
        </table:table-row>
        <table:table-row>
          <table:table-cell table:style-name="Table4.A2" office:value-type="string">
            <text:p text:style-name="P3">Copy RegX into RegY</text:p>
          </table:table-cell>
          <table:table-cell table:style-name="Table4.A2" office:value-type="string">
            <text:p text:style-name="P5">movlw k1</text:p>
            <text:p text:style-name="P5">movwf RegX</text:p>
            <text:p text:style-name="P5">movlw k2</text:p>
            <text:p text:style-name="P5">movwf RegY</text:p>
            <text:p text:style-name="P5">movf RegX, 0</text:p>
            <text:p text:style-name="P5">movwf RegY</text:p>
          </table:table-cell>
          <table:table-cell table:style-name="Table4.C2" office:value-type="string">
            <text:p text:style-name="P5">w=k1</text:p>
            <text:p text:style-name="P5">RegX=w</text:p>
            <text:p text:style-name="P5">w=k2</text:p>
            <text:p text:style-name="P5">RegY=w</text:p>
            <text:p text:style-name="P5">w=RegX</text:p>
            <text:p text:style-name="P5">RegY=w</text:p>
          </table:table-cell>
        </table:table-row>
        <table:table-row>
          <table:table-cell table:style-name="Table4.A2" office:value-type="string">
            <text:p text:style-name="P3">w=k1-k2</text:p>
          </table:table-cell>
          <table:table-cell table:style-name="Table4.A2" office:value-type="string">
            <text:p text:style-name="P5">movlw k1</text:p>
            <text:p text:style-name="P5">movwf RegX</text:p>
            <text:p text:style-name="P5">movlw k2</text:p>
            <text:p text:style-name="P5">subwf RegX,<text:span text:style-name="T1">0</text:span></text:p>
          </table:table-cell>
          <table:table-cell table:style-name="Table4.C2" office:value-type="string">
            <text:p text:style-name="P5">w=k1</text:p>
            <text:p text:style-name="P5">RegX=w</text:p>
            <text:p text:style-name="P5">w=k2</text:p>
            <text:p text:style-name="P5">w=RegX-w(Subtract W from f)</text:p>
          </table:table-cell>
        </table:table-row>
        <table:table-row>
          <table:table-cell table:style-name="Table4.A2" office:value-type="string">
            <text:p text:style-name="P3">RegX=k1-k2</text:p>
          </table:table-cell>
          <table:table-cell table:style-name="Table4.A2" office:value-type="string">
            <text:p text:style-name="P5">movlw k1</text:p>
            <text:p text:style-name="P5">movwf RegX</text:p>
            <text:p text:style-name="P5">movlw k2</text:p>
            <text:p text:style-name="P5">subwf RegX,<text:span text:style-name="T1">1</text:span></text:p>
          </table:table-cell>
          <table:table-cell table:style-name="Table4.C2" office:value-type="string">
            <text:p text:style-name="P5">w=k1</text:p>
            <text:p text:style-name="P5">RegX=w</text:p>
            <text:p text:style-name="P5">w=k2</text:p>
            <text:p text:style-name="P5">w=RegX-w</text:p>
          </table:table-cell>
        </table:table-row>
        <table:table-row>
          <table:table-cell table:style-name="Table4.A2" office:value-type="string">
            <text:p text:style-name="P3">w=k1+k2</text:p>
          </table:table-cell>
          <table:table-cell table:style-name="Table4.A2" office:value-type="string">
            <text:p text:style-name="P5">movlw<text:tab/> <text:s text:c="8"/>k1</text:p>
            <text:p text:style-name="P5">movwf <text:s/>Reg_X</text:p>
            <text:p text:style-name="P5">movlw <text:s text:c="8"/>k2<text:tab/></text:p>
            <text:p text:style-name="P5">addwf Reg_X,<text:span text:style-name="T1">0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k2</text:p>
            <text:p text:style-name="P5">w=Reg_X+w(Add w and f)</text:p>
          </table:table-cell>
        </table:table-row>
        <table:table-row>
          <table:table-cell table:style-name="Table4.A2" office:value-type="string">
            <text:p text:style-name="P3">RegX=k1+k2</text:p>
          </table:table-cell>
          <table:table-cell table:style-name="Table4.A2" office:value-type="string">
            <text:p text:style-name="P5">movlw<text:tab/> <text:s text:c="8"/>k1</text:p>
            <text:p text:style-name="P5">movwf <text:s/>Reg_X</text:p>
            <text:p text:style-name="P5">movlw <text:s text:c="8"/>k2<text:tab/></text:p>
            <text:p text:style-name="P5">addwf Reg_X,<text:span text:style-name="T1">1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k2</text:p>
            <text:p text:style-name="P5">RegX=Reg_X+w</text:p>
          </table:table-cell>
        </table:table-row>
        <table:table-row>
          <table:table-cell table:style-name="Table4.A2" office:value-type="string">
            <text:p text:style-name="P3">w=k1+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INCF Reg_X,<text:span text:style-name="T1">0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RegX+1(Increment f)</text:p>
          </table:table-cell>
        </table:table-row>
        <table:table-row>
          <table:table-cell table:style-name="Table4.A2" office:value-type="string">
            <text:p text:style-name="P3">RegX=k1+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INCF Reg_X,<text:span text:style-name="T1">1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RegX=RegX+1</text:p>
          </table:table-cell>
        </table:table-row>
        <table:table-row>
          <table:table-cell table:style-name="Table4.A2" office:value-type="string">
            <text:p text:style-name="P3">w=k1-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DECF Reg_X,<text:span text:style-name="T1">0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w=RegX-1(Decrement f)</text:p>
          </table:table-cell>
        </table:table-row>
        <table:table-row>
          <table:table-cell table:style-name="Table4.A2" office:value-type="string">
            <text:p text:style-name="P3">RegX=k1-1</text:p>
          </table:table-cell>
          <table:table-cell table:style-name="Table4.A2" office:value-type="string">
            <text:p text:style-name="P5">movlw<text:tab/> <text:s text:c="8"/>k1</text:p>
            <text:p text:style-name="P5">movwf <text:s/>Reg_X<text:tab/></text:p>
            <text:p text:style-name="P5">DECF Reg_X,<text:span text:style-name="T1">1</text:span></text:p>
          </table:table-cell>
          <table:table-cell table:style-name="Table4.C2" office:value-type="string">
            <text:p text:style-name="P5">w=k1</text:p>
            <text:p text:style-name="P5">Reg_X=w</text:p>
            <text:p text:style-name="P5">RegX=RegX-1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PIC16F84A(Lesson18)</text:p>
      <text:p text:style-name="P2"/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table:number-columns-spanned="2" office:value-type="string">
            <text:p text:style-name="P4">operands</text:p>
          </table:table-cell>
          <table:covered-table-cell/>
          <table:table-cell table:style-name="Table5.C1" office:value-type="string">
            <text:p text:style-name="P4">description</text:p>
          </table:table-cell>
        </table:table-row>
        <table:table-row>
          <table:table-cell table:style-name="Table5.A2" office:value-type="string">
            <text:p text:style-name="P3">Bit test f, Skip if Set(1)</text:p>
          </table:table-cell>
          <table:table-cell table:style-name="Table5.A2" office:value-type="string">
            <text:p text:style-name="P5">btfss RegX, BitX</text:p>
          </table:table-cell>
          <table:table-cell table:style-name="Table5.C2" office:value-type="string">
            <text:p text:style-name="P5">If BitX in RegX is 0 execute next instructiın,</text:p>
            <text:p text:style-name="P5">if BitX in RegX is 1 than skip one line of code</text:p>
          </table:table-cell>
        </table:table-row>
        <table:table-row>
          <table:table-cell table:style-name="Table5.A2" office:value-type="string">
            <text:p text:style-name="P3">Bit test f, Skip if clear(0)</text:p>
          </table:table-cell>
          <table:table-cell table:style-name="Table5.A2" office:value-type="string">
            <text:p text:style-name="P5">btfsc RegX, BitX</text:p>
          </table:table-cell>
          <table:table-cell table:style-name="Table5.C2" office:value-type="string">
            <text:p text:style-name="P5">If BitX in RegX is 1 execute next instructiın,</text:p>
            <text:p text:style-name="P5">if BitX in RegX is 0 than skip one line of code</text:p>
          </table:table-cell>
        </table:table-row>
      </table:table>
      <text:p text:style-name="Standard"/>
      <text:p text:style-name="Standard"/>
      <text:p text:style-name="Standard"/>
      <text:p text:style-name="P2">PIC16F84A(Lesson19)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">Flag of zero result 'Z'</text:p>
          </table:table-cell>
          <table:table-cell table:style-name="Table6.A1" office:value-type="string">
            <text:p text:style-name="P3">STATUS, 2</text:p>
          </table:table-cell>
          <table:table-cell table:style-name="Table6.C1" office:value-type="string">
            <text:p text:style-name="P5">2<text:span text:style-name="T2">nd</text:span> bit of STATUS register is 1</text:p>
            <text:p text:style-name="P5">if result of any instruction is zero</text:p>
          </table:table-cell>
        </table:table-row>
        <table:table-row>
          <table:table-cell table:style-name="Table6.A2" office:value-type="string">
            <text:p text:style-name="P3">usage1:</text:p>
          </table:table-cell>
          <table:table-cell table:style-name="Table6.A2" office:value-type="string">
            <text:p text:style-name="P5">bcf <text:s text:c="10"/>STATUS,2</text:p>
            <text:p text:style-name="P5">movlw <text:s text:c="3"/>.10</text:p>
            <text:p text:style-name="P5">movwf <text:s text:c="3"/>RegX</text:p>
            <text:p text:style-name="P5">subwf <text:s text:c="4"/>RegX,0</text:p>
            <text:p text:style-name="P5">btfss <text:s text:c="6"/>STATUS,2</text:p>
            <text:p text:style-name="P5">goto <text:s text:c="6"/>situation0</text:p>
            <text:p text:style-name="P5">goto <text:s text:c="6"/>situation1</text:p>
          </table:table-cell>
          <table:table-cell table:style-name="Table6.C2" office:value-type="string">
            <text:p text:style-name="P5">; clear 2<text:span text:style-name="T2">nd</text:span> bit, STATUS[2]=0</text:p>
            <text:p text:style-name="P5"/>
            <text:p text:style-name="P5"/>
            <text:p text:style-name="P5">; w=RegX-w ==&gt; w=0, STATUS[2]=1</text:p>
            <text:p text:style-name="P5">; if 2<text:span text:style-name="T2">nd</text:span> bit of STATUS is 1 than skip next </text:p>
            <text:p text:style-name="P5"><text:s text:c="2"/>instruction</text:p>
          </table:table-cell>
        </table:table-row>
        <table:table-row>
          <table:table-cell table:style-name="Table6.A2" office:value-type="string">
            <text:p text:style-name="P3">usage2:</text:p>
          </table:table-cell>
          <table:table-cell table:style-name="Table6.A2" office:value-type="string">
            <text:p text:style-name="P5">bcf <text:s text:c="10"/>STATUS,2</text:p>
            <text:p text:style-name="P5">movlw <text:s text:c="3"/>.10</text:p>
            <text:p text:style-name="P5">movwf <text:s text:c="3"/>RegX</text:p>
            <text:p text:style-name="P5">subwf <text:s text:c="4"/>RegX,0</text:p>
            <text:p text:style-name="P5">btfsc <text:s text:c="6"/>STATUS,2</text:p>
            <text:p text:style-name="P5">goto <text:s text:c="7"/>situation1</text:p>
            <text:p text:style-name="P5">goto <text:s text:c="7"/>situation0</text:p>
          </table:table-cell>
          <table:table-cell table:style-name="Table6.C2" office:value-type="string">
            <text:p text:style-name="P5">; clear 2<text:span text:style-name="T2">nd</text:span> bit, STATUS[2]=0</text:p>
            <text:p text:style-name="P5"/>
            <text:p text:style-name="P5"/>
            <text:p text:style-name="P5">; w=RegX-w ==&gt; w=0, STATUS[2]=1</text:p>
            <text:p text:style-name="P5">; if 2<text:span text:style-name="T2">nd</text:span> bit of STATUS is 1 than continue</text:p>
            <text:p text:style-name="P5"><text:s text:c="2"/>else skip next instruction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8H17M58S</meta:editing-duration>
    <meta:editing-cycles>7</meta:editing-cycles>
    <meta:generator>OpenOffice/4.1.7$Win32 OpenOffice.org_project/417m1$Build-9800</meta:generator>
    <dc:date>2020-05-19T22:11:30.03</dc:date>
    <dc:creator>Gafur Hayytbayev</dc:creator>
    <meta:document-statistic meta:table-count="6" meta:image-count="0" meta:object-count="0" meta:page-count="3" meta:paragraph-count="165" meta:word-count="408" meta:character-count="2396"/>
    <meta:user-defined meta:name="Info 1"/>
    <meta:user-defined meta:name="Info 2"/>
    <meta:user-defined meta:name="Info 3"/>
    <meta:user-defined meta:name="Info 4"/>
  </office:meta>
</office:document-meta>
</file>